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58.88mm"/>
    </style:style>
    <style:style style:name="co4" style:family="table-column">
      <style:table-column-properties fo:break-before="auto" style:column-width="29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lumno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9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s</text:p>
          </table:table-cell>
          <table:table-cell table:style-name="ce7" office:value-type="string" calcext:value-type="string">
            <text:p>Apellidos</text:p>
          </table:table-cell>
          <table:table-cell table:style-name="ce1" office:value-type="string" calcext:value-type="string">
            <text:p>Matricul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ARCELO ANTONIO</text:p>
          </table:table-cell>
          <table:table-cell table:style-name="ce8" office:value-type="string" calcext:value-type="string">
            <text:p>BUSTOS RAMIREZ</text:p>
          </table:table-cell>
          <table:table-cell table:style-name="ce8" office:value-type="float" office:value="19656123413" calcext:value-type="float">
            <text:p>196561234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ORGE EUGENIO</text:p>
          </table:table-cell>
          <table:table-cell office:value-type="string" calcext:value-type="string">
            <text:p>ECHEVERRIA RADDATZ</text:p>
          </table:table-cell>
          <table:table-cell office:value-type="float" office:value="19810867717" calcext:value-type="float">
            <text:p>198108677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HRISTIAN MARCELO</text:p>
          </table:table-cell>
          <table:table-cell office:value-type="string" calcext:value-type="string">
            <text:p>HERRERA ROJAS</text:p>
          </table:table-cell>
          <table:table-cell office:value-type="float" office:value="19639636517" calcext:value-type="float">
            <text:p>1963963651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ILIO HUMBERTO</text:p>
          </table:table-cell>
          <table:table-cell office:value-type="string" calcext:value-type="string">
            <text:p>LINFATI GOMEZ</text:p>
          </table:table-cell>
          <table:table-cell office:value-type="string" calcext:value-type="string">
            <text:p>19713058K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JONATHAN ORLANDO</text:p>
          </table:table-cell>
          <table:table-cell table:style-name="ce5" office:value-type="string" calcext:value-type="string">
            <text:p>LLANOS PEREZ </text:p>
          </table:table-cell>
          <table:table-cell office:value-type="float" office:value="19462533215" calcext:value-type="float">
            <text:p>1946253321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ALIWEN ANSELMO</text:p>
          </table:table-cell>
          <table:table-cell table:style-name="ce5" office:value-type="string" calcext:value-type="string">
            <text:p>MELILLAN RAGUILEO</text:p>
          </table:table-cell>
          <table:table-cell office:value-type="string" calcext:value-type="string">
            <text:p>20102742K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RCOS FABIAN</text:p>
          </table:table-cell>
          <table:table-cell office:value-type="string" calcext:value-type="string">
            <text:p>NAVARRETE SEPULVEDA</text:p>
          </table:table-cell>
          <table:table-cell office:value-type="float" office:value="19795162116" calcext:value-type="float">
            <text:p>1979516211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XIMILIANO JOSE</text:p>
          </table:table-cell>
          <table:table-cell office:value-type="string" calcext:value-type="string">
            <text:p>TORRES ROMAN</text:p>
          </table:table-cell>
          <table:table-cell office:value-type="float" office:value="19812361716" calcext:value-type="float">
            <text:p>198123617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IEGO IGNACIO</text:p>
          </table:table-cell>
          <table:table-cell office:value-type="string" calcext:value-type="string">
            <text:p>VERA VERGARA</text:p>
          </table:table-cell>
          <table:table-cell office:value-type="float" office:value="19895801817" calcext:value-type="float">
            <text:p>198958018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RISTIAN ALEJANDRO</text:p>
          </table:table-cell>
          <table:table-cell office:value-type="string" calcext:value-type="string">
            <text:p>VIDAL SEPULVEDA</text:p>
          </table:table-cell>
          <table:table-cell office:value-type="float" office:value="19541995716" calcext:value-type="float">
            <text:p>1954199571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DANIEL ANTONIO</text:p>
          </table:table-cell>
          <table:table-cell office:value-type="string" calcext:value-type="string">
            <text:p>CORTES PINCHEIRA</text:p>
          </table:table-cell>
          <table:table-cell office:value-type="float" office:value="19763899016" calcext:value-type="float">
            <text:p>1976389901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IEGO HIPOLITO</text:p>
          </table:table-cell>
          <table:table-cell office:value-type="string" calcext:value-type="string">
            <text:p>GARRIDO PINILLA</text:p>
          </table:table-cell>
          <table:table-cell office:value-type="float" office:value="19769295216" calcext:value-type="float">
            <text:p>1976929521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HENRRY MARIANO</text:p>
          </table:table-cell>
          <table:table-cell office:value-type="string" calcext:value-type="string">
            <text:p>GOMEZ NAVARRO</text:p>
          </table:table-cell>
          <table:table-cell office:value-type="float" office:value="18527306715" calcext:value-type="float">
            <text:p>1852730671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JAVIER IGNACIO</text:p>
          </table:table-cell>
          <table:table-cell office:value-type="string" calcext:value-type="string">
            <text:p>NUALART FLORES</text:p>
          </table:table-cell>
          <table:table-cell office:value-type="float" office:value="19518325215" calcext:value-type="float">
            <text:p>1951832521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ORGE DIEGO</text:p>
          </table:table-cell>
          <table:table-cell office:value-type="string" calcext:value-type="string">
            <text:p>PAILAHUEQUE COLICHEO</text:p>
          </table:table-cell>
          <table:table-cell office:value-type="float" office:value="19464345415" calcext:value-type="float">
            <text:p>194643454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NUEL EDUARDO</text:p>
          </table:table-cell>
          <table:table-cell office:value-type="string" calcext:value-type="string">
            <text:p>PALMA RIQUELME</text:p>
          </table:table-cell>
          <table:table-cell office:value-type="float" office:value="19127146714" calcext:value-type="float">
            <text:p>19127146714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EDUARDO ANDRES</text:p>
          </table:table-cell>
          <table:table-cell office:value-type="string" calcext:value-type="string">
            <text:p>QUEUPUMIL FAUNDEZ</text:p>
          </table:table-cell>
          <table:table-cell office:value-type="float" office:value="19803527016" calcext:value-type="float">
            <text:p>19803527016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ISLY CATALINA</text:p>
          </table:table-cell>
          <table:table-cell office:value-type="string" calcext:value-type="string">
            <text:p>RUIZ LUCERO</text:p>
          </table:table-cell>
          <table:table-cell office:value-type="float" office:value="19195682614" calcext:value-type="float">
            <text:p>191956826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-00-0000</text:date>, <text:time style:data-style-name="N2" text:time-value="15:43:30.402960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dumestre </meta:initial-creator>
    <meta:creation-date>2016-06-07T14:42:07.116263052</meta:creation-date>
    <dc:date>2018-05-22T15:56:54.153665382</dc:date>
    <meta:editing-duration>PT21M17S</meta:editing-duration>
    <meta:editing-cycles>6</meta:editing-cycles>
    <meta:generator>LibreOffice/5.1.6.2$Linux_X86_64 LibreOffice_project/10m0$Build-2</meta:generator>
    <meta:document-statistic meta:table-count="1" meta:cell-count="76" meta:object-count="0"/>
  </office:meta>
</office:document-meta>
</file>